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Normal" style:font-family-generic="swiss" style:font-pitch="fixed"/>
    <style:font-face style:name="Garuda" svg:font-family="Garuda" style:font-adornments="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1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Exercice">
      <style:text-properties officeooo:rsid="00129896" officeooo:paragraph-rsid="00129ad9"/>
    </style:style>
    <style:style style:name="P2" style:family="paragraph" style:parent-style-name="Exercice">
      <style:text-properties officeooo:rsid="00129ad9" officeooo:paragraph-rsid="00129ad9"/>
    </style:style>
    <style:style style:name="P3" style:family="paragraph" style:parent-style-name="Exercice">
      <style:text-properties officeooo:rsid="0016f319" officeooo:paragraph-rsid="001b0d66"/>
    </style:style>
    <style:style style:name="P4" style:family="paragraph" style:parent-style-name="Exercice">
      <style:text-properties officeooo:rsid="0016f319" officeooo:paragraph-rsid="001f9d93"/>
    </style:style>
    <style:style style:name="P5" style:family="paragraph" style:parent-style-name="Heading_20_5">
      <style:text-properties style:font-name="Liberation Serif2" fo:font-size="10.5pt" fo:font-weight="bold" officeooo:rsid="00129896" officeooo:paragraph-rsid="00129896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P6" style:family="paragraph" style:parent-style-name="Standard">
      <style:text-properties officeooo:rsid="0009b54b" officeooo:paragraph-rsid="0009b54b"/>
    </style:style>
    <style:style style:name="P7" style:family="paragraph" style:parent-style-name="Text_20_body">
      <style:text-properties officeooo:rsid="000f24d8" officeooo:paragraph-rsid="000f24d8"/>
    </style:style>
    <style:style style:name="P8" style:family="paragraph" style:parent-style-name="Text_20_body">
      <style:text-properties officeooo:rsid="00129896" officeooo:paragraph-rsid="00129896"/>
    </style:style>
    <style:style style:name="P9" style:family="paragraph" style:parent-style-name="Text_20_body">
      <style:text-properties officeooo:rsid="00129896" officeooo:paragraph-rsid="00153337"/>
    </style:style>
    <style:style style:name="P10" style:family="paragraph" style:parent-style-name="Text_20_body">
      <style:text-properties officeooo:rsid="00148166" officeooo:paragraph-rsid="00148166"/>
    </style:style>
    <style:style style:name="P11" style:family="paragraph" style:parent-style-name="Text_20_body">
      <style:text-properties officeooo:rsid="0016f319" officeooo:paragraph-rsid="0016f319"/>
    </style:style>
    <style:style style:name="P12" style:family="paragraph" style:parent-style-name="Text_20_body">
      <style:text-properties officeooo:rsid="001b0d66" officeooo:paragraph-rsid="001b0d66"/>
    </style:style>
    <style:style style:name="P13" style:family="paragraph" style:parent-style-name="Text_20_body">
      <style:text-properties officeooo:rsid="001cd84d" officeooo:paragraph-rsid="001cd84d"/>
    </style:style>
    <style:style style:name="P14" style:family="paragraph" style:parent-style-name="Text_20_body">
      <style:text-properties officeooo:paragraph-rsid="001d7f2f"/>
    </style:style>
    <style:style style:name="P15" style:family="paragraph" style:parent-style-name="Text_20_body">
      <style:text-properties officeooo:rsid="001d7f2f" officeooo:paragraph-rsid="001d7f2f"/>
    </style:style>
    <style:style style:name="P16" style:family="paragraph" style:parent-style-name="Text_20_body">
      <style:text-properties officeooo:rsid="001e87ff" officeooo:paragraph-rsid="001e87ff"/>
    </style:style>
    <style:style style:name="P17" style:family="paragraph" style:parent-style-name="Text_20_body">
      <style:text-properties officeooo:paragraph-rsid="001f9d93"/>
    </style:style>
    <style:style style:name="P18" style:family="paragraph" style:parent-style-name="Text_20_body">
      <style:text-properties officeooo:rsid="001f9d93" officeooo:paragraph-rsid="001f9d93"/>
    </style:style>
    <style:style style:name="P19" style:family="paragraph" style:parent-style-name="Text_20_body">
      <style:text-properties officeooo:rsid="001fb899" officeooo:paragraph-rsid="001fb899"/>
    </style:style>
    <style:style style:name="P20" style:family="paragraph" style:parent-style-name="Text_20_body">
      <style:text-properties style:font-name="Liberation Sans2" fo:font-size="9pt" officeooo:rsid="001fb899" officeooo:paragraph-rsid="001fb899" style:font-size-asian="10.5pt"/>
    </style:style>
    <style:style style:name="P21" style:family="paragraph" style:parent-style-name="Heading_20_1">
      <style:text-properties officeooo:rsid="000b4de4" officeooo:paragraph-rsid="001cd84d"/>
    </style:style>
    <style:style style:name="P22" style:family="paragraph" style:parent-style-name="Heading_20_3">
      <style:text-properties officeooo:paragraph-rsid="001d7f2f"/>
    </style:style>
    <style:style style:name="P23" style:family="paragraph" style:parent-style-name="Heading_20_3">
      <style:text-properties style:font-name="Liberation Serif1" fo:font-size="12.6000003814697pt" fo:font-weight="normal" officeooo:rsid="001f9d93" officeooo:paragraph-rsid="001f9d93" fo:background-color="transparent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Heading_20_1">
      <style:paragraph-properties fo:text-align="center" style:justify-single-word="false"/>
      <style:text-properties officeooo:rsid="0020ddd0" officeooo:paragraph-rsid="0020ddd0"/>
    </style:style>
    <style:style style:name="P25" style:family="paragraph" style:parent-style-name="Heading_20_3">
      <style:text-properties style:font-name="Liberation Serif1" fo:font-size="12.6000003814697pt" fo:font-weight="normal" officeooo:rsid="00129896" officeooo:paragraph-rsid="00129896" fo:background-color="transparent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Heading_20_3">
      <style:text-properties officeooo:rsid="0020ddd0" officeooo:paragraph-rsid="0020ddd0"/>
    </style:style>
    <style:style style:name="P27" style:family="paragraph" style:parent-style-name="Heading_20_5">
      <style:text-properties officeooo:rsid="00234253" officeooo:paragraph-rsid="00234253"/>
    </style:style>
    <style:style style:name="P28" style:family="paragraph" style:parent-style-name="Subtitle">
      <style:paragraph-properties fo:text-align="start" style:justify-single-word="false"/>
    </style:style>
    <style:style style:name="P29" style:family="paragraph" style:parent-style-name="Subtitle">
      <style:paragraph-properties fo:text-align="start" style:justify-single-word="false"/>
      <style:text-properties officeooo:rsid="002be7ee" officeooo:paragraph-rsid="0033850a"/>
    </style:style>
    <style:style style:name="P30" style:family="paragraph" style:parent-style-name="Text_20_body" style:list-style-name="L1">
      <style:text-properties officeooo:rsid="001e87ff" officeooo:paragraph-rsid="001e87ff"/>
    </style:style>
    <style:style style:name="P31" style:family="paragraph" style:parent-style-name="Text_20_body" style:list-style-name="L1">
      <style:text-properties officeooo:rsid="001f1fae" officeooo:paragraph-rsid="001f1fae"/>
    </style:style>
    <style:style style:name="P32" style:family="paragraph" style:parent-style-name="Text_20_body">
      <style:text-properties style:font-name="Liberation Sans2" fo:font-size="9pt" officeooo:rsid="0020ddd0" officeooo:paragraph-rsid="0020ddd0" style:font-size-asian="10.5pt"/>
    </style:style>
    <style:style style:name="P33" style:family="paragraph" style:parent-style-name="Text_20_body" style:list-style-name="L2">
      <style:text-properties style:font-name="Liberation Sans2" fo:font-size="9pt" officeooo:rsid="0020ddd0" officeooo:paragraph-rsid="0020ddd0" style:font-size-asian="10.5pt"/>
    </style:style>
    <style:style style:name="P34" style:family="paragraph" style:parent-style-name="Text_20_body">
      <style:text-properties style:font-name="Liberation Sans2" fo:font-size="9pt" officeooo:rsid="0021cf56" officeooo:paragraph-rsid="0021cf56" style:font-size-asian="10.5pt"/>
    </style:style>
    <style:style style:name="P35" style:family="paragraph" style:parent-style-name="Text_20_body">
      <style:text-properties officeooo:rsid="0020ddd0" officeooo:paragraph-rsid="0020ddd0"/>
    </style:style>
    <style:style style:name="P36" style:family="paragraph" style:parent-style-name="Text_20_body">
      <style:text-properties officeooo:rsid="0023ab24" officeooo:paragraph-rsid="0033748f"/>
    </style:style>
    <style:style style:name="P37" style:family="paragraph" style:parent-style-name="Text_20_body">
      <style:text-properties officeooo:paragraph-rsid="002a1464"/>
    </style:style>
    <style:style style:name="P38" style:family="paragraph" style:parent-style-name="Text_20_body">
      <style:text-properties officeooo:paragraph-rsid="002ad579"/>
    </style:style>
    <style:style style:name="P39" style:family="paragraph" style:parent-style-name="Text_20_body" style:list-style-name="L3">
      <style:text-properties officeooo:paragraph-rsid="002ad579"/>
    </style:style>
    <style:style style:name="P40" style:family="paragraph" style:parent-style-name="Text_20_body">
      <style:text-properties officeooo:rsid="002be7ee" officeooo:paragraph-rsid="002be7ee"/>
    </style:style>
    <style:style style:name="P41" style:family="paragraph" style:parent-style-name="Text_20_body">
      <style:text-properties officeooo:paragraph-rsid="0023ab24"/>
    </style:style>
    <style:style style:name="T1" style:family="text">
      <style:text-properties style:font-name="Liberation Serif1" fo:font-size="12.6000003814697pt" fo:font-weight="normal" officeooo:rsid="0009b54b" fo:background-color="transparent" loext:char-shading-value="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officeooo:rsid="0010e85f"/>
    </style:style>
    <style:style style:name="T3" style:family="text">
      <style:text-properties officeooo:rsid="00128ddb"/>
    </style:style>
    <style:style style:name="T4" style:family="text">
      <style:text-properties officeooo:rsid="00129896"/>
    </style:style>
    <style:style style:name="T5" style:family="text">
      <style:text-properties officeooo:rsid="00129ad9"/>
    </style:style>
    <style:style style:name="T6" style:family="text">
      <style:text-properties officeooo:rsid="00153337"/>
    </style:style>
    <style:style style:name="T7" style:family="text">
      <style:text-properties officeooo:rsid="0019c12a"/>
    </style:style>
    <style:style style:name="T8" style:family="text">
      <style:text-properties officeooo:rsid="001d30fd"/>
    </style:style>
    <style:style style:name="T9" style:family="text">
      <style:text-properties officeooo:rsid="000b4de4"/>
    </style:style>
    <style:style style:name="T10" style:family="text">
      <style:text-properties style:font-name="Liberation Sans2" fo:font-size="9pt" style:font-size-asian="10.5pt"/>
    </style:style>
    <style:style style:name="T11" style:family="text">
      <style:text-properties style:font-name="Liberation Sans2" fo:font-size="9pt" officeooo:rsid="001d30fd" style:font-size-asian="10.5pt"/>
    </style:style>
    <style:style style:name="T12" style:family="text">
      <style:text-properties style:font-name="Liberation Sans2" fo:font-size="9pt" officeooo:rsid="00282c23" style:font-size-asian="10.5pt"/>
    </style:style>
    <style:style style:name="T13" style:family="text">
      <style:text-properties style:font-name="Liberation Sans2" fo:font-size="9pt" officeooo:rsid="0029e9fe" style:font-size-asian="10.5pt"/>
    </style:style>
    <style:style style:name="T14" style:family="text">
      <style:text-properties style:font-name="Liberation Sans2" fo:font-size="9pt" officeooo:rsid="002ad579" style:font-size-asian="10.5pt"/>
    </style:style>
    <style:style style:name="T15" style:family="text">
      <style:text-properties style:font-name="Liberation Sans2" fo:font-size="9pt" officeooo:rsid="0033850a" style:font-size-asian="10.5pt"/>
    </style:style>
    <style:style style:name="T16" style:family="text">
      <style:text-properties style:font-name="Liberation Sans2" fo:font-size="9pt" officeooo:rsid="0034c7f4" style:font-size-asian="10.5pt"/>
    </style:style>
    <style:style style:name="T17" style:family="text">
      <style:text-properties officeooo:rsid="001d7f2f"/>
    </style:style>
    <style:style style:name="T18" style:family="text">
      <style:text-properties officeooo:rsid="001f9d93"/>
    </style:style>
    <style:style style:name="T19" style:family="text">
      <style:text-properties officeooo:rsid="001fb899"/>
    </style:style>
    <style:style style:name="T20" style:family="text">
      <style:text-properties officeooo:rsid="0020ddd0"/>
    </style:style>
    <style:style style:name="T21" style:family="text">
      <style:text-properties officeooo:rsid="0021cf56"/>
    </style:style>
    <style:style style:name="T22" style:family="text">
      <style:text-properties officeooo:rsid="0023ab24"/>
    </style:style>
    <style:style style:name="T23" style:family="text">
      <style:text-properties officeooo:rsid="00282c23"/>
    </style:style>
    <style:style style:name="T24" style:family="text">
      <style:text-properties officeooo:rsid="002a1464"/>
    </style:style>
    <style:style style:name="T25" style:family="text">
      <style:text-properties officeooo:rsid="002ad579"/>
    </style:style>
    <style:style style:name="T26" style:family="text">
      <style:text-properties fo:font-weight="bold" officeooo:rsid="002ad579" style:font-weight-asian="bold" style:font-weight-complex="bold"/>
    </style:style>
    <style:style style:name="T27" style:family="text">
      <style:text-properties officeooo:rsid="0033748f"/>
    </style:style>
    <style:style style:name="T28" style:family="text">
      <style:text-properties officeooo:rsid="0033850a"/>
    </style:style>
    <style:style style:name="T29" style:family="text">
      <style:text-properties officeooo:rsid="0034a20e"/>
    </style:style>
    <style:style style:name="T30" style:family="text">
      <style:text-properties officeooo:rsid="0034c7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Programme pédagogique JS - React</text:h>
      <text:p text:style-name="P28">Séance <text:span text:style-name="T20">1</text:span></text:p>
      <text:h text:style-name="P26" text:outline-level="3">Introduction à la POO en JS</text:h>
      <text:h text:style-name="Heading_20_5" text:outline-level="5">Introduction à la POO</text:h>
      <text:p text:style-name="P34">Notions de base : illustration du concept de POO avec : </text:p>
      <text:p text:style-name="P34">- une classe Point et 2 propriétés : x et y. =&gt; notion de constructeur...</text:p>
      <text:p text:style-name="P32">- <text:span text:style-name="T21">une classe Trip avec 2 points : start et end =&gt; notation pointée...</text:span></text:p>
      <text:p text:style-name="P32"/>
      <text:p text:style-name="P32">Exercices : Création d’un Chrono (Bouton start uniquement)</text:p>
      <text:list xml:id="list255797709" text:style-name="L2">
        <text:list-item>
          <text:p text:style-name="P33">en JS procédural</text:p>
        </text:list-item>
        <text:list-item>
          <text:p text:style-name="P33">en POO</text:p>
        </text:list-item>
        <text:list-item>
          <text:p text:style-name="P33">en Programmation fonctionnelle</text:p>
        </text:list-item>
      </text:list>
      <text:h text:style-name="Heading_20_5" text:outline-level="5">Introduction à la notion de State et de composant :</text:h>
      <text:p text:style-name="P32">Exercice : Chrono avec 4 boutons : start/play/pause/stop</text:p>
      <text:p text:style-name="P32">Une classe unique et des propriétés dédiées à l’état du composant (started, stopped, running)</text:p>
      <text:p text:style-name="Text_20_body"/>
      <text:p text:style-name="P28">Séance <text:span text:style-name="T20">2</text:span></text:p>
      <text:h text:style-name="Heading_20_3" text:outline-level="3">Pattern Singleton en POO</text:h>
      <text:h text:style-name="P27" text:outline-level="5"><text:span text:style-name="T24">Théorie </text:span>POO avancée</text:h>
      <text:p text:style-name="P36">Héritage <text:span text:style-name="T27">de classe</text:span></text:p>
      <text:p text:style-name="Text_20_body">Constante de classe</text:p>
      <text:p text:style-name="P41"><text:span text:style-name="T22">Pattern Singleton</text:span></text:p>
      <text:h text:style-name="Heading_20_5" text:outline-level="5">Travailler avec des composants</text:h>
      <text:p text:style-name="P35">Rappel des exercices précédents : <text:span text:style-name="T10">Création d’un Chrono (Bouton start uniquement)</text:span></text:p>
      <text:p text:style-name="P35">- en code procédural</text:p>
      <text:p text:style-name="P35">- en poo</text:p>
      <text:p text:style-name="Exercice">Nouvel exercice : </text:p>
      <text:p text:style-name="P37"><text:span text:style-name="T20">Même chrono avec 2 classes : B</text:span><text:span text:style-name="T15">u</text:span><text:span text:style-name="T20">tton et Timer</text:span></text:p>
      <text:p text:style-name="Exercice"><text:soft-page-break/><text:span text:style-name="T13">Travail dirigé</text:span><text:span text:style-name="T12"> </text:span><text:span text:style-name="T23"> : </text:span></text:p>
      <text:p text:style-name="P38"><text:span text:style-name="T14">Même chrono avec</text:span><text:span text:style-name="T23"> 2 </text:span><text:span text:style-name="T25">classes pour 2 </text:span><text:span text:style-name="T23">boutons startButton et stopButton. </text:span><text:span text:style-name="T25">On va voir qu’il est nécessaire :</text:span></text:p>
      <text:list xml:id="list1151761540" text:style-name="L3">
        <text:list-item>
          <text:p text:style-name="P39"><text:span text:style-name="T25">d’utiliser le </text:span><text:span text:style-name="T26">pattern singleton </text:span></text:p>
        </text:list-item>
        <text:list-item>
          <text:p text:style-name="P39"><text:span text:style-name="T25">ou bien d’utiliser l’injection de dépendance</text:span></text:p>
        </text:list-item>
      </text:list>
      <text:p text:style-name="P37"/>
      <text:p text:style-name="Exercice">Exercice :</text:p>
      <text:p text:style-name="P40">Améliorer le code précédent, en ayant recours à l’héritage de classe.</text:p>
      <text:p text:style-name="P40"/>
      <text:p text:style-name="P29">Séance <text:span text:style-name="T28">3</text:span></text:p>
      <text:h text:style-name="Heading_20_3" text:outline-level="3">Comparaison JS avec React JS</text:h>
      <text:p text:style-name="P6"/>
      <text:h text:style-name="Heading_20_5" text:outline-level="5">Scripts JS</text:h>
      <text:p text:style-name="Text_20_body">Création d’un script JS : un bouton « Like » qui affiche « You like this » quand on clique dessus</text:p>
      <text:p text:style-name="Text_20_body">Création d’un script similaire avec 3 boutons qui affiche<text:span text:style-name="T29">nt</text:span> « You like comment number N » quand on cliques dessus</text:p>
      <text:h text:style-name="Heading_20_5" text:outline-level="5">Scripts React</text:h>
      <text:p text:style-name="Text_20_body"><text:span text:style-name="T16">Aperçu</text:span> des mêmes scripts avec React </text:p>
      <text:p text:style-name="Text_20_body"><text:a xlink:type="simple" xlink:href="https://reactjs.org/docs/add-react-to-a-website.html" text:style-name="Internet_20_link" text:visited-style-name="Visited_20_Internet_20_Link">https://reactjs.org/docs/add-react-to-a-website.html</text:a></text:p>
      <text:p text:style-name="Exercice">dossiers starter 1 et starter 2</text:p>
      <text:h text:style-name="Heading_20_3" text:outline-level="3">Utilisation de <text:span text:style-name="T1">Jsx</text:span></text:h>
      <text:p text:style-name="Focus">L’utilisation de code JSX nécéssite l’utilisation du protocole HTTP. </text:p>
      <text:p text:style-name="P14"><text:span text:style-name="T8">On utilisera un serveur web (Live serveur de VSCode, webmmi. Dans les cours, </text:span><text:span text:style-name="T11">on aura </text:span><text:span text:style-name="T8">besoin d’un serveur Node v12, pour l’utilisation de la commande npx create react-app </text:span><text:a xlink:type="simple" xlink:href="http://54.213.197.40/react/eleves/" text:style-name="Internet_20_link" text:visited-style-name="Visited_20_Internet_20_Link"><text:span text:style-name="T9">http://54.213.197.40/react/eleves/</text:span></text:a></text:p>
      <text:h text:style-name="Heading_20_5" text:outline-level="5">Premier script JSX</text:h>
      <text:p text:style-name="Exercice">Dossier Starter 3</text:p>
      <text:p text:style-name="P16">NB : </text:p>
      <text:list xml:id="list3100809792" text:style-name="L1">
        <text:list-item>
          <text:p text:style-name="P30"><text:soft-page-break/>un seul élément parent peut être retourné</text:p>
        </text:list-item>
        <text:list-item>
          <text:p text:style-name="P30">les accolades sont utilisées pour encadrer le code js</text:p>
        </text:list-item>
        <text:list-item>
          <text:p text:style-name="P31">utiliser des parenthèses autour du code retourné</text:p>
        </text:list-item>
        <text:list-item>
          <text:p text:style-name="P31">les commentaires : {/* ...*/}</text:p>
        </text:list-item>
      </text:list>
      <text:h text:style-name="Heading_20_3" text:outline-level="3">Création de composants</text:h>
      <text:p text:style-name="P7">La création de composant est possible dans le live server de vs code, à condition de placer tous les composants dans un même fichier.</text:p>
      <text:h text:style-name="Heading_20_5" text:outline-level="5">Cr<text:span text:style-name="T2">é</text:span>ation d’un composant </text:h>
      <text:p text:style-name="Exercice">Dossier <text:span text:style-name="T2">starter</text:span> 4 : un composant « Like » cli<text:span text:style-name="T3">qu</text:span>able</text:p>
      <text:h text:style-name="P25" text:outline-level="3">Les composants</text:h>
      <text:h text:style-name="P5" text:outline-level="5">Propriété d’un composant</text:h>
      <text:p text:style-name="P8">Les propriétés agissent comme les paramètres d’une fonction…</text:p>
      <text:p text:style-name="P8">Syntaxe<text:span text:style-name="T5">s :</text:span></text:p>
      <text:p text:style-name="P8">- <text:span text:style-name="T5">passer les propriétés</text:span></text:p>
      <text:p text:style-name="P8">- <text:span text:style-name="T5">récupérer les propriétés. </text:span><text:span text:style-name="T6">NB : les accolades</text:span></text:p>
      <text:p text:style-name="P9">- <text:span text:style-name="T5">utiliser les propriétés dans le composant </text:span><text:span text:style-name="T6">NB : les accolades</text:span></text:p>
      <text:p text:style-name="Exercice">Dossier Starter 5 : boutons colorés : <text:span text:style-name="T5">Mettre le nom de la couleur dans les boutons</text:span></text:p>
      <text:h text:style-name="Heading_20_5" text:outline-level="5"><text:span text:style-name="T4">Cas particulier de l</text:span>’attribut className</text:h>
      <text:p text:style-name="P1">Dossier Starter 5 : boutons colorés : <text:span text:style-name="T5">Mettre le nom de la couleur dans l’attribut ClassName</text:span></text:p>
      <text:h text:style-name="Heading_20_5" text:outline-level="5">Attribut Style</text:h>
      <text:p text:style-name="P2">Dossier Starter 5 : boutons colorés : Mettre la couleur de background dans le style du bouton</text:p>
      <text:p text:style-name="P10">Exploiter les propriétés</text:p>
      <text:p text:style-name="Exercice">Dossier Starter 6 : Composant Alert </text:p>
      <text:h text:style-name="Heading_20_3" text:outline-level="3"><text:soft-page-break/>Travailler sur un jeu de données</text:h>
      <text:p text:style-name="P11">Boucler sur une liste <text:span text:style-name="T7">d’éléments</text:span></text:p>
      <text:p text:style-name="P12">méthode .map()</text:p>
      <text:p text:style-name="P12">propriété key obligatoire</text:p>
      <text:p text:style-name="P3">Dossier Starter 7 : <text:span text:style-name="T18">liste d’adresse</text:span></text:p>
      <text:h text:style-name="P23" text:outline-level="3">Poser une condition</text:h>
      <text:p text:style-name="P18">Afficher du HTML en fonction d’une condition</text:p>
      <text:p text:style-name="P4">Dossier Starter <text:span text:style-name="T18">8 : Boutique fermée après 18h</text:span></text:p>
      <text:p text:style-name="P17"/>
      <text:h text:style-name="P21" text:outline-level="1">Séance <text:span text:style-name="T17">2</text:span></text:h>
      <text:h text:style-name="Heading_20_3" text:outline-level="3">Rappels de notions de JS</text:h>
      <text:p text:style-name="P15">Les classes d’objet et l’héritage</text:p>
      <text:p text:style-name="P20">TODO</text:p>
      <text:h text:style-name="Heading_20_3" text:outline-level="3">Import et export de modules</text:h>
      <text:p text:style-name="P19">Il est possible d’importer un module depuis un script</text:p>
      <text:p text:style-name="Exercice">Ex9</text:p>
      <text:h text:style-name="Heading_20_3" text:outline-level="3">L’état d’un composant avec le State</text:h>
      <text:p text:style-name="Exercice">Ex10 : Timer <text:span text:style-name="T19">TODO</text:span></text:p>
      <text:p text:style-name="P19">Créer un timer en pure JS puis en React</text:p>
      <text:h text:style-name="P22" text:outline-level="3"><text:soft-page-break/>Le Hook UseEffect</text:h>
      <text:p text:style-name="P13">Récupération de données avec fetch</text:p>
      <text:p text:style-name="Exercice">Liste d’email</text:p>
      <text:h text:style-name="Heading_20_3" text:outline-level="3">Le hook useState</text:h>
      <text:p text:style-name="P13">Création d’une todo liste en JS natif puis avec React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Normal" style:font-family-generic="swiss" style:font-pitch="fixed"/>
    <style:font-face style:name="Garuda" svg:font-family="Garuda" style:font-adornments="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1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11cm" draw:rotation="0"/>
    <draw:hatch draw:name="Hatching_20_2" draw:display-name="Hatching 2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801cm" fo:margin-right="0cm" fo:margin-top="0.199cm" fo:margin-bottom="0.101cm" loext:contextual-spacing="true" fo:line-height="150%" fo:text-indent="0cm" style:auto-text-indent="false" style:page-number="auto" style:shadow="none"/>
      <style:text-properties style:font-name="Liberation Sans2" fo:font-family="'Liberation Sans'" style:font-style-name="Normal" style:font-family-generic="swiss" style:font-pitch="variable" fo:font-size="9pt" officeooo:rsid="00a6e85e" style:font-size-asian="10.5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>
      <loext:graphic-properties draw:fill="solid" draw:fill-color="#c2e0ae"/>
      <style:paragraph-properties fo:margin-left="0cm" fo:margin-right="0cm" fo:margin-top="0.651cm" fo:margin-bottom="0.21cm" loext:contextual-spacing="false" fo:text-indent="0cm" style:auto-text-indent="false" fo:background-color="#c2e0ae" fo:padding="0.3cm" fo:border="none" style:shadow="none">
        <style:tab-stops/>
      </style:paragraph-properties>
      <style:text-properties style:font-name="Liberation Serif1" fo:font-family="'Liberation Serif'" style:font-style-name="Normal" style:font-family-generic="roman" style:font-pitch="variable" fo:font-size="90%" fo:font-weight="normal" fo:background-color="transparent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729fcf"/>
      <style:paragraph-properties fo:margin-top="0.6cm" fo:margin-bottom="0.21cm" loext:contextual-spacing="false" style:page-number="auto" fo:background-color="transparent" style:shadow="none">
        <style:tab-stops/>
      </style:paragraph-properties>
      <style:text-properties fo:color="#ce181e"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Cartouche_20_Focus" style:display-name="Cartouche Focus" style:family="paragraph" style:parent-style-name="Text_20_body" style:master-page-name="">
      <loext:graphic-properties draw:fill="solid" draw:fill-color="#bcaed5"/>
      <style:paragraph-properties fo:margin-left="0cm" fo:margin-right="0cm" fo:text-indent="0cm" style:auto-text-indent="false" style:page-number="auto" fo:background-color="#bcaed5" fo:padding="0.3cm" fo:border="none" style:shadow="none"/>
      <style:text-properties style:font-name="Liberation Sans1" fo:font-family="'Liberation Sans'" style:font-style-name="Gras" style:font-family-generic="swiss" style:font-pitch="variable" fo:font-weight="normal" officeooo:rsid="001ac645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loext:graphic-properties draw:fill="solid" draw:fill-color="#f5e9e9"/>
      <style:paragraph-properties fo:margin-left="0.499cm" fo:margin-right="0cm" fo:margin-top="0.212cm" fo:margin-bottom="0.106cm" loext:contextual-spacing="false" fo:text-indent="0cm" style:auto-text-indent="false" fo:background-color="#f5e9e9" fo:padding="0.199cm" fo:border="none" style:shadow="none"/>
      <style:text-properties style:font-name="Liberation Serif2" fo:font-family="'Liberation Serif'" style:font-style-name="Gras" style:font-family-generic="roman" style:font-pitch="variable" fo:font-size="75%" fo:font-weight="bold" style:font-size-asian="85%" style:font-weight-asian="bold" style:font-size-complex="85%" style:font-weight-complex="bold"/>
    </style:style>
    <style:style style:name="Code" style:family="paragraph" style:parent-style-name="Text_20_body" style:master-page-name="">
      <loext:graphic-properties draw:fill="solid" draw:fill-color="#eeeeee"/>
      <style:paragraph-properties fo:margin-left="0.7cm" fo:margin-right="0cm" fo:margin-top="0cm" fo:margin-bottom="0.15cm" loext:contextual-spacing="true" fo:line-height="150%" fo:text-indent="0cm" style:auto-text-indent="false" style:page-number="auto" fo:background-color="#eeeeee" fo:padding="0.3cm" fo:border="none" style:shadow="none"/>
      <style:text-properties fo:color="#000000" style:font-name="Consolas" fo:font-family="Consolas" style:font-style-name="Normal" style:font-family-generic="swiss" style:font-pitch="fixed" fo:font-size="8pt" officeooo:rsid="00482ed6" fo:background-color="transparent" style:font-size-asian="10.5pt" style:font-size-complex="10.5pt"/>
    </style:style>
    <style:style style:name="Exercice" style:family="paragraph" style:parent-style-name="Text_20_body" style:master-page-name="">
      <loext:graphic-properties draw:fill="solid" draw:fill-color="#fef7ef"/>
      <style:paragraph-properties fo:margin-left="0.499cm" fo:margin-right="0.199cm" fo:text-indent="0cm" style:auto-text-indent="false" style:page-number="auto" fo:background-color="#fef7ef" fo:padding="0.3cm" fo:border="0.26pt solid #fdb94d">
        <style:tab-stops/>
      </style:paragraph-properties>
      <style:text-properties fo:color="#000000" fo:font-size="10.5pt"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urs" style:family="paragraph" style:parent-style-name="Standard" style:master-page-name="">
      <style:paragraph-properties fo:margin-left="1cm" fo:margin-right="1cm" fo:margin-top="0.101cm" fo:margin-bottom="0.199cm" loext:contextual-spacing="true" fo:line-height="115%" fo:text-indent="0cm" style:auto-text-indent="false" style:page-number="auto" fo:padding="0.101cm" fo:border="0.26pt solid #00a65d" style:shadow="none"/>
      <style:text-properties fo:font-size="10.5pt" officeooo:rsid="0077eb2e" style:font-size-asian="10.5pt" style:font-size-complex="10.5pt"/>
    </style:style>
    <style:style style:name="Focus" style:family="paragraph" style:parent-style-name="Standard" style:master-page-name="">
      <loext:graphic-properties draw:fill="solid" draw:fill-color="#d3e3f9"/>
      <style:paragraph-properties fo:margin-left="0.499cm" fo:margin-right="0.499cm" fo:margin-top="0.101cm" fo:margin-bottom="0.199cm" loext:contextual-spacing="true" fo:line-height="115%" fo:text-indent="0cm" style:auto-text-indent="false" style:page-number="auto" fo:background-color="#d3e3f9" fo:padding="0.199cm" fo:border="0.26pt solid #21409a" style:shadow="none">
        <style:tab-stops/>
      </style:paragraph-properties>
      <style:text-properties fo:font-size="10.5pt" style:font-size-asian="10.5pt"/>
    </style:style>
    <style:style style:name="TP" style:family="paragraph" style:parent-style-name="Standard" style:master-page-name="">
      <loext:graphic-properties draw:fill="none" draw:fill-color="#729fcf"/>
      <style:paragraph-properties fo:margin-left="1cm" fo:margin-right="1cm" fo:margin-top="0.101cm" fo:margin-bottom="0.199cm" loext:contextual-spacing="true" fo:text-indent="0cm" style:auto-text-indent="false" style:page-number="auto" fo:background-color="transparent" fo:padding="0.101cm" fo:border="0.26pt solid #ed1c24" style:shadow="none">
        <style:tab-stops/>
      </style:paragraph-properties>
      <style:text-properties fo:font-size="10.5pt" officeooo:rsid="0077eb2e" style:font-size-asian="10.5pt" style:font-size-complex="10.5pt"/>
    </style:style>
    <style:style style:name="FCartouche_20_fil_20_rouge" style:display-name="FCartouche fil rouge" style:family="paragraph" style:parent-style-name="Heading_20_3">
      <loext:graphic-properties draw:fill="solid" draw:fill-color="#f37b70"/>
      <style:paragraph-properties fo:background-color="#f37b7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3cm" fo:margin-bottom="0.21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lepath" style:family="paragraph" style:parent-style-name="TP"/>
    <style:style style:name="Démo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247cm" loext:contextual-spacing="false" fo:line-height="115%" fo:text-indent="0cm" style:auto-text-indent="false" style:page-number="auto" fo:background-color="transparent">
        <style:tab-stops/>
      </style:paragraph-properties>
      <style:text-properties fo:font-size="10.5pt" officeooo:rsid="010efebe" fo:background-color="#fffbcc" style:font-size-asian="10.5pt" style:font-size-complex="10.5pt"/>
    </style:style>
    <style:style style:name="Pause" style:family="paragraph" style:parent-style-name="Text_20_body" style:master-page-name="">
      <loext:graphic-properties draw:fill="solid" draw:fill-color="#bce4e5"/>
      <style:paragraph-properties fo:margin-left="0cm" fo:margin-right="0cm" fo:margin-top="0.4cm" fo:margin-bottom="0.3cm" loext:contextual-spacing="false" fo:text-align="center" style:justify-single-word="false" fo:text-indent="0cm" style:auto-text-indent="false" style:page-number="auto" fo:background-color="#bce4e5" fo:padding="0.3cm" fo:border="none" style:shadow="none" style:vertical-align="middle"/>
      <style:text-properties fo:font-size="10.5pt" officeooo:rsid="004d209c" style:font-size-asian="10.5pt"/>
    </style:style>
    <style:style style:name="Evaluation" style:family="paragraph" style:parent-style-name="Text_20_body">
      <loext:graphic-properties draw:fill="solid" draw:fill-color="#fdc578"/>
      <style:paragraph-properties fo:margin-left="0cm" fo:margin-right="0cm" fo:text-indent="0cm" style:auto-text-indent="false" fo:background-color="#fdc578" fo:padding="0.3cm" fo:border="none"/>
      <style:text-properties style:font-name="Liberation Sans2" fo:font-family="'Liberation Sans'" style:font-style-name="Normal" style:font-family-generic="swiss" style:font-pitch="variable"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801cm" fo:margin-right="0cm" fo:margin-top="0.106cm" fo:margin-bottom="0.106cm" loext:contextual-spacing="false" fo:text-indent="0cm" style:auto-text-indent="false"/>
      <style:text-properties style:font-name="Liberation Serif2" fo:font-family="'Liberation Serif'" style:font-style-name="Gras" style:font-family-generic="roman" style:font-pitch="variable"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ans_20_nom1" style:display-name="Sans nom1" style:family="paragraph" style:parent-style-name="Standard" style:master-page-name="">
      <loext:graphic-properties draw:fill="solid" draw:fill-color="#dddddd"/>
      <style:paragraph-properties fo:margin-top="0.199cm" fo:margin-bottom="0cm" loext:contextual-spacing="true" fo:line-height="150%" style:page-number="auto" fo:background-color="#dddddd" fo:padding="0.049cm" fo:border="0.06pt solid #000000" style:shadow="none"/>
      <style:text-properties style:font-name="FreeMono" fo:font-family="FreeMono" style:font-style-name="Normal" style:font-family-generic="modern" style:font-pitch="fixed" fo:font-size="8pt" fo:font-weight="bold" style:font-size-asian="10.5pt"/>
    </style:style>
    <style:style style:name="Drawing" style:family="paragraph" style:parent-style-name="Caption" style:class="extra">
      <loext:graphic-properties draw:fill="none" draw:fill-color="#729fcf"/>
      <style:paragraph-properties fo:text-align="center" style:justify-single-word="false" fo:background-color="transparent"/>
      <style:text-properties fo:color="#6a1816" style:font-name="Garuda" fo:font-family="Garuda" style:font-style-name="Gras" style:font-pitch="variable" fo:font-size="8pt" fo:font-style="normal" fo:font-weight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497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9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fo:line-height="92%" fo:text-align="center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1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497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19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Live_20_Démo" style:display-name="Live Démo" style:family="paragraph" style:parent-style-name="Text_20_body" style:master-page-name="">
      <loext:graphic-properties draw:fill="solid" draw:fill-color="#ffffd7"/>
      <style:paragraph-properties fo:margin-left="0.801cm" fo:margin-right="0.199cm" fo:text-indent="0cm" style:auto-text-indent="false" style:page-number="auto" fo:background-color="#ffffd7" fo:padding="0.199cm" fo:border="0.06pt solid #ffe994" fo:keep-with-next="auto"/>
      <style:text-properties fo:color="#000000" style:text-overline-style="none" style:text-overline-color="font-color"/>
    </style:style>
    <style:style style:name="Theorie" style:family="paragraph" style:parent-style-name="Text_20_body">
      <loext:graphic-properties draw:fill="solid" draw:fill-color="#d0f7b7"/>
      <style:paragraph-properties fo:margin-left="0.801cm" fo:margin-right="0.199cm" fo:text-indent="0cm" style:auto-text-indent="false" fo:background-color="#d0f7b7" fo:padding="0.199cm" fo:border="0.06pt solid #97d86e"/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2:18:05.634213025</meta:creation-date>
    <dc:date>2023-02-10T16:18:41.469878593</dc:date>
    <meta:editing-duration>PT10H43M17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5" meta:paragraph-count="92" meta:word-count="604" meta:character-count="3545" meta:non-whitespace-character-count="3032"/>
  </office:meta>
</office:document-meta>
</file>